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4">
          <table:table-cell office:value-type="string">
            <text:p>CY62167EV30LL-45ZXI</text:p>
          </table:table-cell>
          <table:table-cell office:value-type="string">
            <text:p>CY62167EV30LL-45ZXI-ND</text:p>
          </table:table-cell>
          <table:table-cell office:value-type="string">
            <text:p>dk</text:p>
          </table:table-cell>
          <table:table-cell office:value-type="float" office:value="1350">
            <text:p>1,35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13.5">
            <text:p>13.50</text:p>
          </table:table-cell>
          <table:table-cell office:value-type="string">
            <text:p>sram for controller</text:p>
          </table:table-cell>
          <table:table-cell table:number-columns-repeated="1016"/>
        </table:table-row>
        <table:table-row table:style-name="ro4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table:formula="of:=[.D9]/[.E9]*[.F9]" office:value-type="float" office:value="8.928">
            <text:p>8.93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6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6">
          <table:table-cell office:value-type="string">
            <text:p>AD5317RBRUZ-RL7</text:p>
          </table:table-cell>
          <table:table-cell office:value-type="string">
            <text:p>AD5317RBRUZ-RL7CT-ND</text:p>
          </table:table-cell>
          <table:table-cell office:value-type="string">
            <text:p>dk</text:p>
          </table:table-cell>
          <table:table-cell office:value-type="float" office:value="1161.56">
            <text:p>1,161.56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12]/[.E12]*[.F12]" office:value-type="float" office:value="9.29248">
            <text:p>9.29</text:p>
          </table:table-cell>
          <table:table-cell office:value-type="string">
            <text:p>dac for vca/analog 10 bit</text:p>
          </table:table-cell>
          <table:table-cell table:number-columns-repeated="1016"/>
        </table:table-row>
        <table:table-row table:style-name="ro6">
          <table:table-cell office:value-type="string">
            <text:p>AD5685RARUZ</text:p>
          </table:table-cell>
          <table:table-cell office:value-type="string">
            <text:p>AD5685RARUZ-ND</text:p>
          </table:table-cell>
          <table:table-cell office:value-type="string">
            <text:p>dk</text:p>
          </table:table-cell>
          <table:table-cell office:value-type="float" office:value="902.7">
            <text:p>902.7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9.027">
            <text:p>9.03</text:p>
          </table:table-cell>
          <table:table-cell office:value-type="string">
            <text:p>dac for analog 14 bit</text:p>
          </table:table-cell>
          <table:table-cell table:number-columns-repeated="1016"/>
        </table:table-row>
        <table:table-row table:style-name="ro4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4.5382">
            <text:p>4.54</text:p>
          </table:table-cell>
          <table:table-cell office:value-type="string">
            <text:p>controller aux ADC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5]/[.E15]*[.F15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6]/[.E16]*[.F16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7]/[.E17]*[.F17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8]/[.E18]*[.F18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4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9]/[.E19]*[.F19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4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20]/[.E20]*[.F20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4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4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2]/[.E22]*[.F22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4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4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24]/[.E24]*[.F24]" office:value-type="float" office:value="2.871">
            <text:p>2.8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4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5]/[.E25]*[.F25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RJ6HM-1</text:p>
          </table:table-cell>
          <table:table-cell office:value-type="string">
            <text:p>568-NRJ6HM1</text:p>
          </table:table-cell>
          <table:table-cell office:value-type="string">
            <text:p>ms</text:p>
          </table:table-cell>
          <table:table-cell office:value-type="float" office:value="973">
            <text:p>973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6]/[.E26]*[.F26]" office:value-type="float" office:value="4.865">
            <text:p>4.87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MN</text:p>
          </table:table-cell>
          <table:table-cell office:value-type="string">
            <text:p>568-NRJ-NUT-MN</text:p>
          </table:table-cell>
          <table:table-cell office:value-type="string">
            <text:p>ms</text:p>
          </table:table-cell>
          <table:table-cell office:value-type="float" office:value="131">
            <text:p>131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7]/[.E27]*[.F27]" office:value-type="float" office:value="0.655">
            <text:p>0.66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4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8]/[.E28]*[.F28]" office:value-type="float" office:value="0.8751">
            <text:p>0.88</text:p>
          </table:table-cell>
          <table:table-cell office:value-type="string">
            <text:p>power switch</text:p>
          </table:table-cell>
          <table:table-cell table:number-columns-repeated="1016"/>
        </table:table-row>
        <table:table-row table:style-name="ro4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9]/[.E29]*[.F29]" office:value-type="float" office:value="0.4163">
            <text:p>0.42</text:p>
          </table:table-cell>
          <table:table-cell office:value-type="string">
            <text:p>power switch cap</text:p>
          </table:table-cell>
          <table:table-cell table:number-columns-repeated="1016"/>
        </table:table-row>
        <table:table-row table:style-name="ro4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0]/[.E30]*[.F30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4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4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2]/[.E32]*[.F32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4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3]/[.E33]*[.F33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4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4]/[.E34]*[.F34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4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5]/[.E35]*[.F35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4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6]/[.E36]*[.F36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4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4">
          <table:table-cell table:style-name="ce3" office:value-type="float" office:value="673298000">
            <text:p>673298000</text:p>
          </table:table-cell>
          <table:table-cell office:value-type="string">
            <text:p>WM17136-ND</text:p>
          </table:table-cell>
          <table:table-cell office:value-type="string">
            <text:p>dk</text:p>
          </table:table-cell>
          <table:table-cell office:value-type="float" office:value="103.84">
            <text:p>103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8]/[.E38]*[.F38]" office:value-type="float" office:value="1.0384">
            <text:p>1.04</text:p>
          </table:table-cell>
          <table:table-cell office:value-type="string">
            <text:p>usb host port</text:p>
          </table:table-cell>
          <table:table-cell table:number-columns-repeated="1016"/>
        </table:table-row>
        <table:table-row table:style-name="ro4">
          <table:table-cell table:style-name="ce4" office:value-type="float" office:value="670688000">
            <text:p>670688000</text:p>
          </table:table-cell>
          <table:table-cell office:value-type="string">
            <text:p>WM17113-ND</text:p>
          </table:table-cell>
          <table:table-cell office:value-type="string">
            <text:p>dk</text:p>
          </table:table-cell>
          <table:table-cell office:value-type="float" office:value="103.44">
            <text:p>103.4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9]/[.E39]*[.F39]" office:value-type="float" office:value="1.0344">
            <text:p>1.03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4">
          <table:table-cell office:value-type="string">
            <text:p>CD4066BM96</text:p>
          </table:table-cell>
          <table:table-cell office:value-type="string">
            <text:p>MU3261-601Y</text:p>
          </table:table-cell>
          <table:table-cell office:value-type="string">
            <text:p>dk</text:p>
          </table:table-cell>
          <table:table-cell office:value-type="float" office:value="102.15">
            <text:p>102.1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0]/[.E40]*[.F40]" office:value-type="float" office:value="0.6129">
            <text:p>0.61</text:p>
          </table:table-cell>
          <table:table-cell office:value-type="string">
            <text:p>cmos gate</text:p>
          </table:table-cell>
          <table:table-cell table:number-columns-repeated="1016"/>
        </table:table-row>
        <table:table-row table:style-name="ro4">
          <table:table-cell office:value-type="string">
            <text:p>SN74HC595DWR</text:p>
          </table:table-cell>
          <table:table-cell office:value-type="string">
            <text:p>296-14858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41]/[.E41]*[.F41]" office:value-type="float" office:value="0.8172">
            <text:p>0.82</text:p>
          </table:table-cell>
          <table:table-cell office:value-type="string">
            <text:p>digital shift register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table:number-columns-repeated="3"/>
          <table:table-cell table:formula="of:=[.D42]/[.E42]*[.F42]" office:value-type="float" office:value="0">
            <text:p>#DIV/0!</text:p>
          </table:table-cell>
          <table:table-cell table:number-columns-repeated="1017"/>
        </table:table-row>
        <table:table-row table:style-name="ro6">
          <table:table-cell office:value-type="string">
            <text:p>EVJ-Y15F03A24</text:p>
          </table:table-cell>
          <table:table-cell office:value-type="string">
            <text:p>P2K52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43]/[.E43]*[.F43]" office:value-type="float" office:value="3.2136">
            <text:p>3.21</text:p>
          </table:table-cell>
          <table:table-cell office:value-type="string">
            <text:p>audio pot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41])" office:value-type="float" office:value="223.65958">
            <text:p>223.66</text:p>
          </table:table-cell>
          <table:table-cell table:number-columns-repeated="1017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3">12/13/2012</text:date>, <text:time>13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2-12-13T13:18:00</dc:date>
    <dc:creator>brian crabtree</dc:creator>
    <meta:editing-duration>P2DT4H44M45S</meta:editing-duration>
    <meta:editing-cycles>25</meta:editing-cycles>
    <meta:generator>OpenOffice.org/3.3$Unix OpenOffice.org_project/330m20$Build-9567</meta:generator>
    <meta:document-statistic meta:table-count="3" meta:cell-count="327" meta:object-count="0"/>
    <meta:user-defined meta:name=""/>
  </office:meta>
</office:document-meta>
</file>